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9.393cm"/>
    </style:style>
    <style:style style:name="gr3" style:family="graphic" style:parent-style-name="standard">
      <style:graphic-properties draw:stroke="none" draw:fill="none" fo:min-height="18.546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style:font-name="Liberation Mono" fo:font-size="15pt" style:font-name-asian="Liberation Mono" style:font-size-asian="15pt" style:font-name-complex="Liberation Mono" style:font-size-complex="15pt"/>
    </style:style>
    <style:style style:name="P5" style:family="paragraph">
      <loext:graphic-properties draw:fill="none"/>
      <style:paragraph-properties fo:text-align="start"/>
      <style:text-properties style:font-name="Liberation Mono" fo:font-size="15pt" style:font-name-asian="Liberation Mono" style:font-size-asian="15pt" style:font-name-complex="Liberation Mono" style:font-size-complex="15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399cm" svg:y="0.836cm" presentation:class="subtitle">
          <draw:text-box>
            <text:p text:style-name="P1">Analysis of local care needs</text:p>
            <text:p text:style-name="P1"/>
            <text:p text:style-name="P1"><text:span text:style-name="T1">Jan van der Laan, Dick Windmeijer and Alex Pri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12.179cm" svg:x="1.399cm" svg:y="4.913cm" presentation:class="outline">
          <draw:text-box>
            <text:list text:style-name="L2">
              <text:list-item>
                <text:p>Home care needs differ between neighbourhoods</text:p>
                <text:list>
                  <text:list-item>
                    <text:p>Need for home care</text:p>
                  </text:list-item>
                  <text:list-item>
                    <text:p>Fulfillment of home care needs</text:p>
                  </text:list-item>
                </text:list>
              </text:list-item>
              <text:list-item>
                <text:p>Differences caused by</text:p>
                <text:list>
                  <text:list-item>
                    <text:p>Differences in the populations</text:p>
                  </text:list-item>
                  <text:list-item>
                    <text:p>Differences in the possibilities to receive care</text:p>
                  </text:list-item>
                  <text:list-item>
                    <text:p>Effect of the surrounding on possi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399cm" svg:y="0.836cm" presentation:class="title">
          <draw:text-box>
            <text:p>Approach</text:p>
          </draw:text-box>
        </draw:frame>
        <draw:frame presentation:style-name="pr3" draw:layer="layout" svg:width="25.199cm" svg:height="12.179cm" svg:x="1.399cm" svg:y="4.913cm" presentation:class="outline" presentation:user-transformed="true">
          <draw:text-box>
            <text:list text:style-name="L4">
              <text:list-item>
                <text:p>Predict care needs/fulfillment based on personal characteristics</text:p>
                <text:list>
                  <text:list-item>
                    <text:p>Model on municipal level</text:p>
                  </text:list-item>
                  <text:list-item>
                    <text:p>Predict on neighbourhood level</text:p>
                  </text:list-item>
                  <text:list-item>
                    <text:p>Compare actual need to prediction</text:p>
                  </text:list-item>
                  <text:list-item>
                    <text:p>Indicator</text:p>
                  </text:list-item>
                </text:list>
              </text:list-item>
              <text:list-item>
                <text:p>Model differences between neighbourhoods using neighbourhood characteristics</text:p>
              </text:list-item>
              <text:list-item>
                <text:p>Visualize model results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399cm" svg:y="0.836cm" presentation:class="title">
          <draw:text-box>
            <text:p>Tools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2">
              <text:list-item>
                <text:p>Modelling and data processing</text:p>
                <text:list>
                  <text:list-item>
                    <text:p>R (glm)</text:p>
                  </text:list-item>
                  <text:list-item>
                    <text:p>Some Access/Excel/Python</text:p>
                  </text:list-item>
                </text:list>
              </text:list-item>
              <text:list-item>
                <text:p>Visualisation</text:p>
                <text:list>
                  <text:list-item>
                    <text:p>HTML / CSS </text:p>
                  </text:list-item>
                  <text:list-item>
                    <text:p>Javascript: d3.js, jQuery, bootstr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draw:style-name="gr2" draw:text-style-name="P5" draw:layer="layout" svg:width="23.764cm" svg:height="19.643cm" svg:x="2.373cm" svg:y="2.053cm">
          <draw:text-box>
            <text:p text:style-name="P4"><text:span text:style-name="T2"><text:s text:c="26"/></text:span><text:span text:style-name="T2">Estimate Std. Error z value Pr(&gt;|z|) <text:s text:c="3"/></text:span></text:p>
            <text:p text:style-name="P4"><text:span text:style-name="T2">(Intercept) <text:s text:c="13"/>-2.447159 <text:s text:c="2"/>0.785647 <text:s/>-3.115 <text:s/>0.00184 ** </text:span></text:p>
            <text:p text:style-name="P4"><text:span text:style-name="T2">leeft18 - 24 jaar <text:s text:c="7"/>-0.330261 <text:s text:c="2"/>0.760503 <text:s/>-0.434 <text:s/>0.66410 <text:s text:c="3"/></text:span></text:p>
            <text:p text:style-name="P4"><text:span text:style-name="T2">leeft25 - 39 jaar <text:s text:c="7"/>-0.354860 <text:s text:c="2"/>0.772125 <text:s/>-0.460 <text:s/>0.64581 <text:s text:c="3"/></text:span></text:p>
            <text:p text:style-name="P4"><text:span text:style-name="T2">leeft40 - 54 jaar <text:s text:c="8"/>0.004213 <text:s text:c="2"/>0.772463 <text:s text:c="2"/>0.005 <text:s/>0.99565 <text:s text:c="3"/></text:span></text:p>
            <text:p text:style-name="P4"><text:span text:style-name="T2">leeft55 - 64 jaar <text:s text:c="8"/>0.123000 <text:s text:c="2"/>0.774012 <text:s text:c="2"/>0.159 <text:s/>0.87374 <text:s text:c="3"/></text:span></text:p>
            <text:p text:style-name="P4"><text:span text:style-name="T2">leeft65 - 74 jaar <text:s text:c="8"/>0.655411 <text:s text:c="2"/>0.781758 <text:s text:c="2"/>0.838 <text:s/>0.40182 <text:s text:c="3"/></text:span></text:p>
            <text:p text:style-name="P4"><text:span text:style-name="T2">leeft75 - 84 jaar <text:s text:c="8"/>2.100386 <text:s text:c="2"/>0.782097 <text:s text:c="2"/>2.686 <text:s/>0.00724 ** </text:span></text:p>
            <text:p text:style-name="P4"><text:span text:style-name="T2">leeft85 jaar e.o. <text:s text:c="8"/>3.741414 <text:s text:c="2"/>0.795893 <text:s text:c="2"/>4.701 2.59e-06 ***</text:span></text:p>
            <text:p text:style-name="P4"><text:span text:style-name="T2">geslachtOnbekend <text:s text:c="8"/>-0.006162 <text:s text:c="2"/>1.445309 <text:s/>-0.004 <text:s/>0.99660 <text:s text:c="3"/></text:span></text:p>
            <text:p text:style-name="P4"><text:span text:style-name="T2">geslachtVrouw <text:s text:c="12"/>0.402503 <text:s text:c="2"/>0.052689 <text:s text:c="2"/>7.639 2.19e-14 ***</text:span></text:p>
            <text:p text:style-name="P4"><text:span text:style-name="T2">oplnivlager <text:s text:c="14"/>0.226677 <text:s text:c="2"/>0.070225 <text:s text:c="2"/>3.228 <text:s/>0.00125 ** </text:span></text:p>
            <text:p text:style-name="P4"><text:span text:style-name="T2">oplnivmiddelbaar <text:s text:c="9"/>0.081166 <text:s text:c="2"/>0.059470 <text:s text:c="2"/>1.365 <text:s/>0.17231 <text:s text:c="3"/></text:span></text:p>
            <text:p text:style-name="P4"><text:span text:style-name="T2">oplnivonbekend <text:s text:c="11"/>0.040774 <text:s text:c="2"/>0.587820 <text:s text:c="2"/>0.069 <text:s/>0.94470 <text:s text:c="3"/></text:span></text:p>
            <text:p text:style-name="P4"><text:span text:style-name="T2">werkgeeninkomen <text:s text:c="10"/>0.699550 <text:s text:c="2"/>0.174847 <text:s text:c="2"/>4.001 6.31e-05 ***</text:span></text:p>
            <text:p text:style-name="P4"><text:span text:style-name="T2">werkonbekend <text:s text:c="13"/>0.763096 <text:s text:c="2"/>0.236608 <text:s text:c="2"/>3.225 <text:s/>0.00126 ** </text:span></text:p>
            <text:p text:style-name="P4"><text:span text:style-name="T2">werkpensioen <text:s text:c="13"/>0.532250 <text:s text:c="2"/>0.172815 <text:s text:c="2"/>3.080 <text:s/>0.00207 ** </text:span></text:p>
            <text:p text:style-name="P4"><text:span text:style-name="T2">werkstudent <text:s text:c="13"/>-0.476001 <text:s text:c="2"/>0.284720 <text:s/>-1.672 <text:s/>0.09456 . <text:s/></text:span></text:p>
            <text:p text:style-name="P4"><text:span text:style-name="T2">werkuitkering <text:s text:c="12"/>1.887385 <text:s text:c="2"/>0.144843 <text:s/>13.031 <text:s/>&lt; 2e-16 ***</text:span></text:p>
            <text:p text:style-name="P4"><text:span text:style-name="T2">werkwerk <text:s text:c="16"/>-0.433129 <text:s text:c="2"/>0.142443 <text:s/>-3.041 <text:s/>0.00236 ** </text:span></text:p>
            <text:p text:style-name="P4"><text:span text:style-name="T2">hheenouder <text:s text:c="14"/>-0.001461 <text:s text:c="2"/>0.173654 <text:s/>-0.008 <text:s/>0.99329 <text:s text:c="3"/></text:span></text:p>
            <text:p text:style-name="P4"><text:span text:style-name="T2">hheenouder_kinderen <text:s text:c="5"/>-0.871849 <text:s text:c="2"/>0.238055 <text:s/>-3.662 <text:s/>0.00025 ***</text:span></text:p>
            <text:p text:style-name="P4"><text:span text:style-name="T2">hhoverig <text:s text:c="16"/>-0.106768 <text:s text:c="2"/>0.237455 <text:s/>-0.450 <text:s/>0.65298 <text:s text:c="3"/></text:span></text:p>
            <text:p text:style-name="P4"><text:span text:style-name="T2">hhsamenw_kinderen <text:s text:c="7"/>-0.677775 <text:s text:c="2"/>0.086904 <text:s/>-7.799 6.23e-15 ***</text:span></text:p>
            <text:p text:style-name="P4"><text:span text:style-name="T2">hhsamenw_zonder_kinderen -0.811983 <text:s text:c="2"/>0.058699 -13.833 <text:s/>&lt; 2e-16 ***</text:span></text:p>
            <text:p text:style-name="P4"><text:span text:style-name="T2">etnnietwesters <text:s text:c="11"/>0.387715 <text:s text:c="2"/>0.261169 <text:s text:c="2"/>1.485 <text:s/>0.13767 <text:s text:c="3"/></text:span></text:p>
            <text:p text:style-name="P4"><text:span text:style-name="T2">etnonbekend <text:s text:c="14"/>0.673163 <text:s text:c="2"/>0.581576 <text:s text:c="2"/>1.157 <text:s/>0.24708 <text:s text:c="3"/></text:span></text:p>
            <text:p text:style-name="P4"><text:span text:style-name="T2">etnwesters <text:s text:c="15"/>0.080532 <text:s text:c="2"/>0.122599 <text:s text:c="2"/>0.657 <text:s/>0.51126 <text:s text:c="3"/></text:span></text:p>
            <text:p text:style-name="P4"><text:span text:style-name="T2">generatie1 <text:s text:c="14"/>-0.063968 <text:s text:c="2"/>0.159001 <text:s/>-0.402 <text:s/>0.68745 <text:s text:c="3"/></text:span></text:p>
            <text:p text:style-name="P4"><text:span text:style-name="T2">generatie2 <text:s text:c="21"/>NA <text:s text:c="8"/>NA <text:s text:c="5"/>NA <text:s text:c="6"/>NA <text:s text:c="3"/></text:span></text:p>
            <text:p text:style-name="P4"><text:span text:style-name="T2">generatie9 <text:s text:c="21"/>NA <text:s text:c="8"/>NA <text:s text:c="5"/>NA <text:s text:c="6"/>NA <text:s text:c="3"/></text:span></text:p>
            <text:p text:style-name="P4"><text:span text:style-name="T2"/></text:p>
          </draw:text-box>
        </draw:frame>
        <draw:frame presentation:style-name="pr5" draw:layer="layout" svg:width="25.199cm" svg:height="3.506cm" svg:x="1.399cm" svg:y="-0.762cm" presentation:class="title" presentation:user-transformed="true">
          <draw:text-box>
            <text:p>Model care need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5" draw:layer="layout" svg:width="25.199cm" svg:height="3.506cm" svg:x="1.399cm" svg:y="-0.762cm" presentation:class="title" presentation:user-transformed="true">
          <draw:text-box>
            <text:p>Model care receive</text:p>
          </draw:text-box>
        </draw:frame>
        <draw:frame draw:style-name="gr3" draw:text-style-name="P5" draw:layer="layout" svg:width="22.05cm" svg:height="18.796cm" svg:x="2.334cm" svg:y="1.778cm">
          <draw:text-box>
            <text:p text:style-name="P4"><text:span text:style-name="T2">(Intercept) <text:s text:c="14"/>1.614e+01 <text:s/>1.018e+03 <text:s text:c="2"/>0.016 0.987348 <text:s text:c="3"/></text:span></text:p>
            <text:p text:style-name="P4"><text:span text:style-name="T2">leeft18 - 24 jaar <text:s text:c="7"/>-1.355e+01 <text:s/>1.018e+03 <text:s/>-0.013 0.989379 <text:s text:c="3"/></text:span></text:p>
            <text:p text:style-name="P4"><text:span text:style-name="T2">leeft25 - 39 jaar <text:s text:c="7"/>-1.395e+01 <text:s/>1.018e+03 <text:s/>-0.014 0.989063 <text:s text:c="3"/></text:span></text:p>
            <text:p text:style-name="P4"><text:span text:style-name="T2">leeft40 - 54 jaar <text:s text:c="7"/>-1.447e+01 <text:s/>1.018e+03 <text:s/>-0.014 0.988655 <text:s text:c="3"/></text:span></text:p>
            <text:p text:style-name="P4"><text:span text:style-name="T2">leeft55 - 64 jaar <text:s text:c="7"/>-1.392e+01 <text:s/>1.018e+03 <text:s/>-0.014 0.989091 <text:s text:c="3"/></text:span></text:p>
            <text:p text:style-name="P4"><text:span text:style-name="T2">leeft65 - 74 jaar <text:s text:c="7"/>-1.368e+01 <text:s/>1.018e+03 <text:s/>-0.013 0.989278 <text:s text:c="3"/></text:span></text:p>
            <text:p text:style-name="P4"><text:span text:style-name="T2">leeft75 - 84 jaar <text:s text:c="7"/>-1.336e+01 <text:s/>1.018e+03 <text:s/>-0.013 0.989531 <text:s text:c="3"/></text:span></text:p>
            <text:p text:style-name="P4"><text:span text:style-name="T2">leeft85 jaar e.o. <text:s text:c="7"/>-1.136e+01 <text:s/>1.018e+03 <text:s/>-0.011 0.991098 <text:s text:c="3"/></text:span></text:p>
            <text:p text:style-name="P4"><text:span text:style-name="T2">geslachtOnbekend <text:s text:c="9"/>1.317e+01 <text:s/>1.455e+03 <text:s text:c="2"/>0.009 0.992780 <text:s text:c="3"/></text:span></text:p>
            <text:p text:style-name="P4"><text:span text:style-name="T2">geslachtVrouw <text:s text:c="12"/>2.671e-01 <text:s/>1.293e-01 <text:s text:c="2"/>2.066 0.038823 * <text:s/></text:span></text:p>
            <text:p text:style-name="P4"><text:span text:style-name="T2">oplnivlager <text:s text:c="13"/>-1.109e-01 <text:s/>1.786e-01 <text:s/>-0.621 0.534783 <text:s text:c="3"/></text:span></text:p>
            <text:p text:style-name="P4"><text:span text:style-name="T2">oplnivmiddelbaar <text:s text:c="8"/>-3.515e-01 <text:s/>1.510e-01 <text:s/>-2.327 0.019962 * <text:s/></text:span></text:p>
            <text:p text:style-name="P4"><text:span text:style-name="T2">oplnivonbekend <text:s text:c="11"/>1.311e+01 <text:s/>4.810e+02 <text:s text:c="2"/>0.027 0.978248 <text:s text:c="3"/></text:span></text:p>
            <text:p text:style-name="P4"><text:span text:style-name="T2">werkgeeninkomen <text:s text:c="9"/>-6.021e-01 <text:s/>4.417e-01 <text:s/>-1.363 0.172821 <text:s text:c="3"/></text:span></text:p>
            <text:p text:style-name="P4"><text:span text:style-name="T2">werkonbekend <text:s text:c="12"/>-7.116e-01 <text:s/>5.340e-01 <text:s/>-1.333 0.182656 <text:s text:c="3"/></text:span></text:p>
            <text:p text:style-name="P4"><text:span text:style-name="T2">werkpensioen <text:s text:c="12"/>-2.790e-01 <text:s/>4.653e-01 <text:s/>-0.600 0.548751 <text:s text:c="3"/></text:span></text:p>
            <text:p text:style-name="P4"><text:span text:style-name="T2">werkstudent <text:s text:c="13"/>-5.948e-01 <text:s/>6.838e-01 <text:s/>-0.870 0.384363 <text:s text:c="3"/></text:span></text:p>
            <text:p text:style-name="P4"><text:span text:style-name="T2">werkuitkering <text:s text:c="11"/>-9.066e-03 <text:s/>3.856e-01 <text:s/>-0.024 0.981241 <text:s text:c="3"/></text:span></text:p>
            <text:p text:style-name="P4"><text:span text:style-name="T2">werkwerk <text:s text:c="16"/>-3.174e-01 <text:s/>3.817e-01 <text:s/>-0.832 0.405691 <text:s text:c="3"/></text:span></text:p>
            <text:p text:style-name="P4"><text:span text:style-name="T2">hheenouder <text:s text:c="14"/>-1.092e+00 <text:s/>3.183e-01 <text:s/>-3.431 0.000602 ***</text:span></text:p>
            <text:p text:style-name="P4"><text:span text:style-name="T2">hheenouder_kinderen <text:s text:c="6"/>5.125e-01 <text:s/>7.640e-01 <text:s text:c="2"/>0.671 0.502396 <text:s text:c="3"/></text:span></text:p>
            <text:p text:style-name="P4"><text:span text:style-name="T2">hhoverig <text:s text:c="17"/>8.458e-01 <text:s/>7.544e-01 <text:s text:c="2"/>1.121 0.262195 <text:s text:c="3"/></text:span></text:p>
            <text:p text:style-name="P4"><text:span text:style-name="T2">hhsamenw_kinderen <text:s text:c="7"/>-4.460e-01 <text:s/>2.083e-01 <text:s/>-2.141 0.032241 * <text:s/></text:span></text:p>
            <text:p text:style-name="P4"><text:span text:style-name="T2">hhsamenw_zonder_kinderen -1.694e-01 <text:s/>1.484e-01 <text:s/>-1.141 0.253714 <text:s text:c="3"/></text:span></text:p>
            <text:p text:style-name="P4"><text:span text:style-name="T2">generatie1 <text:s text:c="14"/>-5.558e-01 <text:s/>2.214e-01 <text:s/>-2.511 0.012046 * <text:s/></text:span></text:p>
            <text:p text:style-name="P4"><text:span text:style-name="T2">generatie2 <text:s text:c="15"/>4.540e-01 <text:s/>3.498e-01 <text:s text:c="2"/>1.298 0.194287 <text:s text:c="3"/></text:span></text:p>
            <text:p text:style-name="P4"><text:span text:style-name="T2">generatie9 <text:s text:c="14"/>-1.623e+00 <text:s/>8.811e-01 <text:s/>-1.842 0.065532 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2" draw:layer="layout" svg:width="25.199cm" svg:height="16.255cm" svg:x="1.399cm" svg:y="0.836cm" presentation:class="subtitle">
          <draw:text-box>
            <text:p text:style-name="P1"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399cm" svg:y="0.836cm" presentation:class="title">
          <draw:text-box>
            <text:p>Possible improvements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2">
              <text:list-item>
                <text:p>Survey data: size/representativity</text:p>
              </text:list-item>
              <text:list-item>
                <text:p>No differentiation between professional care and voluntary care</text:p>
              </text:list-item>
              <text:list-item>
                <text:p>Multivariate analysis neighbourhood differe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399cm" svg:y="0.836cm" presentation:class="title">
          <draw:text-box>
            <text:p>Use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2">
              <text:list-item>
                <text:p>Target users: analysts within municipality</text:p>
              </text:list-item>
              <text:list-item>
                <text:p>Identify neighbourhoods that differ</text:p>
                <text:list>
                  <text:list-item>
                    <text:p>Positive/negative</text:p>
                  </text:list-item>
                </text:list>
              </text:list-item>
              <text:list-item>
                <text:p>Identify possible causes </text:p>
              </text:list-item>
              <text:list-item>
                <text:p>Also possible to use similar approach for other variab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0T13:45:57.206240872</meta:creation-date>
    <dc:date>2015-08-30T15:59:23.121171046</dc:date>
    <meta:editing-duration>PT1H58M9S</meta:editing-duration>
    <meta:editing-cycles>14</meta:editing-cycles>
    <meta:generator>LibreOffice/4.4.2.2$Linux_X86_64 LibreOffice_project/40m0$Build-2</meta:generator>
    <meta:document-statistic meta:object-count="54"/>
  </office:meta>
</office:document-meta>
</file>